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"/>
  <manifest:file-entry manifest:full-path="ObjectReplacements/Object 3" manifest:media-type="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ObjectReplacements/Object 5" manifest:media-type=""/>
  <manifest:file-entry manifest:full-path="ObjectReplacements/Object 2" manifest:media-type="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" svg:font-family="Arial"/>
    <style:font-face style:name="Goudy Old Style" svg:font-family="'Goudy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46pt"/>
    </style:style>
    <style:style style:name="co2" style:family="table-column">
      <style:table-column-properties fo:break-before="auto" style:column-width="50.54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41.3pt"/>
    </style:style>
    <style:style style:name="co5" style:family="table-column">
      <style:table-column-properties fo:break-before="auto" style:column-width="0.6pt"/>
    </style:style>
    <style:style style:name="co6" style:family="table-column">
      <style:table-column-properties fo:break-before="auto" style:column-width="46.26pt"/>
    </style:style>
    <style:style style:name="co7" style:family="table-column">
      <style:table-column-properties fo:break-before="auto" style:column-width="43.14pt"/>
    </style:style>
    <style:style style:name="co8" style:family="table-column">
      <style:table-column-properties fo:break-before="auto" style:column-width="42.55pt"/>
    </style:style>
    <style:style style:name="co9" style:family="table-column">
      <style:table-column-properties fo:break-before="auto" style:column-width="50.29pt"/>
    </style:style>
    <style:style style:name="ro1" style:family="table-row">
      <style:table-row-properties style:row-height="13.21pt" fo:break-before="auto" style:use-optimal-row-height="false"/>
    </style:style>
    <style:style style:name="ro2" style:family="table-row">
      <style:table-row-properties style:row-height="14.4pt" fo:break-before="auto" style:use-optimal-row-height="false"/>
    </style:style>
    <style:style style:name="ro3" style:family="table-row">
      <style:table-row-properties style:row-height="81.3pt" fo:break-before="auto" style:use-optimal-row-height="false"/>
    </style:style>
    <style:style style:name="ro4" style:family="table-row">
      <style:table-row-properties style:row-height="13.8pt" fo:break-before="auto" style:use-optimal-row-height="false"/>
    </style:style>
    <style:style style:name="ro5" style:family="table-row">
      <style:table-row-properties style:row-height="13.21pt" fo:break-before="auto" style:use-optimal-row-height="fals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0.74pt solid #3c3c3c" style:direction="ltr" fo:padding="2.01pt" fo:border-right="0.74pt solid #3c3c3c" style:rotation-angle="0" style:rotation-align="none" style:shrink-to-fit="false" fo:border-top="0.74pt solid #3c3c3c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ymbo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wrap-option="wrap" fo:border-left="0.74pt solid #3c3c3c" style:direction="ltr" fo:padding="2.01pt" fo:border-right="0.74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oudy Old Style" fo:font-size="11pt" fo:font-style="normal" fo:text-shadow="none" style:text-underline-style="none" fo:font-weight="bold" style:font-size-asian="11pt" style:font-style-asian="normal" style:font-weight-asian="bold" style:font-name-complex="Goudy Old Style" style:font-size-complex="11pt" style:font-style-complex="normal" style:font-weight-complex="bold"/>
    </style:style>
    <style:style style:name="ce3" style:family="table-cell" style:parent-style-name="Default">
      <style:table-cell-properties style:cell-protect="none" style:print-content="true" fo:padding="2.01pt"/>
    </style:style>
    <style:style style:name="ce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wrap" fo:border-left="0.74pt solid #3c3c3c" style:direction="ltr" fo:padding="2.01pt" fo:border-right="0.74pt solid #3c3c3c" style:rotation-angle="0" style:rotation-align="none" style:shrink-to-fit="false" fo:border-top="0.74pt solid #3c3c3c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Goudy Old Style" fo:font-size="11pt" fo:font-style="normal" fo:text-shadow="none" style:text-underline-style="none" fo:font-weight="normal" style:font-size-asian="11pt" style:font-style-asian="normal" style:font-weight-asian="normal" style:font-name-complex="Goudy Old Style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wrap-option="wrap" fo:border-left="none" style:direction="ltr" fo:padding="2.01pt" fo:border-right="0.74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oudy Old Style" fo:font-size="10pt" fo:font-style="normal" fo:text-shadow="none" style:text-underline-style="none" fo:font-weight="normal" style:font-size-asian="10pt" style:font-style-asian="normal" style:font-weight-asian="normal" style:font-name-complex="Goudy Old Style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formula-hidden" style:print-content="true" style:diagonal-bl-tr="none" style:diagonal-tl-br="none" style:text-align-source="value-type" style:repeat-content="false" fo:wrap-option="wrap" fo:border-left="0.74pt solid #3c3c3c" style:direction="ltr" fo:padding="2.01pt" fo:border-right="0.74pt solid #3c3c3c" style:rotation-angle="0" style:rotation-align="none" style:shrink-to-fit="false" fo:border-top="0.74pt solid #3c3c3c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Goudy Old Style" fo:font-size="11pt" fo:font-style="normal" fo:text-shadow="none" style:text-underline-style="none" fo:font-weight="normal" style:font-size-asian="11pt" style:font-style-asian="normal" style:font-weight-asian="normal" style:font-name-complex="Goudy Old Style" style:font-size-complex="11pt" style:font-style-complex="normal" style:font-weight-complex="normal"/>
    </style:style>
    <style:style style:name="ce7" style:family="table-cell" style:parent-style-name="Default" style:data-style-name="N138">
      <style:table-cell-properties style:glyph-orientation-vertical="0" style:cell-protect="formula-hidden" style:print-content="true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oudy Old Style" fo:font-size="10pt" fo:font-style="normal" fo:text-shadow="none" style:text-underline-style="none" fo:font-weight="normal" style:font-size-asian="10pt" style:font-style-asian="normal" style:font-weight-asian="normal" style:font-name-complex="Goudy Old Style" style:font-size-complex="10pt" style:font-style-complex="normal" style:font-weight-complex="normal"/>
    </style:style>
    <style:style style:name="ce8" style:family="table-cell" style:parent-style-name="Default" style:data-style-name="N138">
      <style:table-cell-properties style:glyph-orientation-vertical="0" fo:border-bottom="0.74pt solid #3c3c3c" style:cell-protect="formula-hidden" style:print-content="true" style:diagonal-bl-tr="none" style:diagonal-tl-br="none" style:text-align-source="fix" style:repeat-content="false" fo:wrap-option="wrap" fo:border-left="0.74pt solid #3c3c3c" style:direction="ltr" fo:padding="2.01pt" fo:border-right="0.74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oudy Old Style" fo:font-size="10pt" fo:font-style="normal" fo:text-shadow="none" style:text-underline-style="none" fo:font-weight="normal" style:font-size-asian="10pt" style:font-style-asian="normal" style:font-weight-asian="normal" style:font-name-complex="Goudy Old Style" style:font-size-complex="10pt" style:font-style-complex="normal" style:font-weight-complex="normal"/>
    </style:style>
    <style:style style:name="ce9" style:family="table-cell" style:parent-style-name="Default" style:data-style-name="N137">
      <style:table-cell-properties style:cell-protect="formula-hidden" style:print-content="true" fo:padding="2.01pt"/>
    </style:style>
    <style:style style:name="ce10" style:family="table-cell" style:parent-style-name="Default" style:data-style-name="N0">
      <style:table-cell-properties style:cell-protect="formula-hidden" style:print-content="true" fo:padding="2.01pt"/>
    </style:style>
    <style:style style:name="ce11" style:family="table-cell" style:parent-style-name="Default">
      <style:table-cell-properties style:cell-protect="formula-hidden" style:print-content="true" fo:padding="2.01pt"/>
    </style:style>
    <style:style style:name="ce12" style:family="table-cell" style:parent-style-name="Default">
      <style:table-cell-properties style:glyph-orientation-vertical="0" fo:border-bottom="none" style:cell-protect="formula-hidden" style:print-content="true" style:diagonal-bl-tr="none" style:diagonal-tl-br="none" style:text-align-source="fix" style:repeat-content="false" fo:wrap-option="wrap" fo:border-left="0.74pt solid #3c3c3c" style:direction="ltr" fo:padding="2.01pt" fo:border-right="0.74pt solid #3c3c3c" style:rotation-angle="0" style:rotation-align="none" style:shrink-to-fit="false" fo:border-top="0.74pt solid #3c3c3c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oudy Old Style" fo:font-size="12pt" fo:font-style="normal" fo:text-shadow="none" style:text-underline-style="none" fo:font-weight="normal" style:font-size-asian="12pt" style:font-style-asian="normal" style:font-weight-asian="normal" style:font-name-complex="Goudy Old Style" style:font-size-complex="12pt" style:font-style-complex="normal" style:font-weight-complex="normal"/>
    </style:style>
    <style:style style:name="ce13" style:family="table-cell" style:parent-style-name="Default" style:data-style-name="N138">
      <style:table-cell-properties style:glyph-orientation-vertical="0" fo:border-bottom="0.74pt solid #3c3c3c" style:cell-protect="formula-hidden" style:print-content="true" style:diagonal-bl-tr="none" style:diagonal-tl-br="none" style:text-align-source="fix" style:repeat-content="false" fo:wrap-option="wrap" fo:border-left="none" style:direction="ltr" fo:padding="2.01pt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oudy Old Style" fo:font-size="10pt" fo:font-style="normal" fo:text-shadow="none" style:text-underline-style="none" fo:font-weight="normal" style:font-size-asian="10pt" style:font-style-asian="normal" style:font-weight-asian="normal" style:font-name-complex="Goudy Old Style" style:font-size-complex="10pt" style:font-style-complex="normal" style:font-weight-complex="normal"/>
    </style:style>
    <style:style style:name="ce14" style:family="table-cell" style:parent-style-name="Default" style:data-style-name="N138">
      <style:table-cell-properties style:glyph-orientation-vertical="0" fo:border-bottom="0.74pt solid #3c3c3c" style:cell-protect="formula-hidden" style:print-content="true" style:diagonal-bl-tr="none" style:diagonal-tl-br="none" style:text-align-source="fix" style:repeat-content="false" fo:wrap-option="wrap" fo:border-left="none" style:direction="ltr" fo:padding="2.01pt" fo:border-right="0.74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oudy Old Style" fo:font-size="10pt" fo:font-style="normal" fo:text-shadow="none" style:text-underline-style="none" fo:font-weight="normal" style:font-size-asian="10pt" style:font-style-asian="normal" style:font-weight-asian="normal" style:font-name-complex="Goudy Old Style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cell-protect="formula-hidden" style:print-content="true" style:diagonal-bl-tr="none" style:diagonal-tl-br="none" style:text-align-source="value-type" style:repeat-content="false" fo:wrap-option="wrap" fo:border-left="0.74pt solid #3c3c3c" style:direction="ltr" fo:padding="2.01pt" fo:border-right="0.74pt solid #3c3c3c" style:rotation-angle="0" style:rotation-align="none" style:shrink-to-fit="false" fo:border-top="0.74pt solid #3c3c3c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Goudy Old Style" fo:font-size="10pt" fo:font-style="normal" fo:text-shadow="none" style:text-underline-style="none" fo:font-weight="bold" style:font-size-asian="10pt" style:font-style-asian="normal" style:font-weight-asian="bold" style:font-name-complex="Goudy Old Style" style:font-size-complex="10pt" style:font-style-complex="normal" style:font-weight-complex="bold"/>
    </style:style>
    <style:style style:name="ce16" style:family="table-cell" style:parent-style-name="Default">
      <style:table-cell-properties fo:padding="2.01pt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gr1" style:family="graphic">
      <style:graphic-properties draw:textarea-horizontal-align="justify" draw:textarea-vertical-align="middle" draw:ole-draw-aspect="1" style:protect="size"/>
    </style:style>
    <style:style style:name="gr2" style:family="graphic">
      <style:graphic-properties draw:textarea-horizontal-align="justify" draw:textarea-vertical-align="middle" fo:padding-top="1.59pt" fo:padding-bottom="1.59pt" fo:padding-left="1.59pt" fo:padding-right="1.59pt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Goudy Old Style" fo:font-size="12pt" fo:font-weight="normal" style:text-underline-style="none" style:text-underline-color="font-color" style:text-line-through-type="none" fo:font-style="normal" style:text-outline="false" fo:text-shadow="none" style:text-position="0%" style:font-name-complex="Goudy Old Style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lan1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11"/>
        <table:table-column table:style-name="co4" table:number-columns-repeated="2" table:default-cell-style-name="ce11"/>
        <table:table-column table:style-name="co5" table:number-columns-repeated="2" table:default-cell-style-name="ce11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number-columns-repeated="1014" table:default-cell-style-name="Default"/>
        <table:table-row table:style-name="ro1">
          <table:table-cell table:style-name="ce1" office:value-type="string" calcext:value-type="string">
            <text:p>l<text:span text:style-name="T1"> (nm)</text:span></text:p>
          </table:table-cell>
          <table:table-cell table:style-name="ce4" office:value-type="string" calcext:value-type="string">
            <text:p>P(lambda)</text:p>
          </table:table-cell>
          <table:table-cell table:style-name="ce6">
            <draw:frame table:end-cell-address="Plan1.C1" table:end-x="27.78pt" table:end-y="13.21pt" draw:z-index="0" draw:name="Picture 5" draw:style-name="gr1" draw:text-style-name="P1" svg:width="27.78pt" svg:height="13.21pt" svg:x="0pt" svg:y="0pt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2">
            <draw:frame table:end-cell-address="Plan1.D1" table:end-x="37.08pt" table:end-y="13.21pt" draw:z-index="1" draw:name="Picture 4" draw:style-name="gr1" draw:text-style-name="P1" svg:width="27.78pt" svg:height="12.59pt" svg:x="9.3pt" svg:y="0.62pt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6">
            <draw:frame table:end-cell-address="Plan1.E1" table:end-x="26.59pt" table:end-y="13.21pt" draw:z-index="2" draw:name="Picture 3" draw:style-name="gr1" draw:text-style-name="P1" svg:width="26.53pt" svg:height="13.21pt" svg:x="0.06pt" svg:y="0pt">
              <loext:p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15">
            <draw:frame table:end-cell-address="Plan1.F1" table:end-x="0.62pt" table:end-y="13.21pt" draw:z-index="3" draw:name="Picture 2" draw:style-name="gr1" draw:text-style-name="P1" svg:width="0.6pt" svg:height="13.21pt" svg:x="0.03pt" svg:y="0pt">
              <loext:p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15">
            <draw:frame table:end-cell-address="Plan1.G1" table:end-x="0.62pt" table:end-y="13.21pt" draw:z-index="4" draw:name="Picture 1" draw:style-name="gr1" draw:text-style-name="P1" svg:width="0.6pt" svg:height="13.21pt" svg:x="0.03pt" svg:y="0pt">
              <loext:p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1014"/>
        </table:table-row>
        <table:table-row table:style-name="ro2">
          <table:table-cell table:style-name="ce2" office:value-type="float" office:value="380" calcext:value-type="float">
            <text:p>380</text:p>
          </table:table-cell>
          <table:table-cell table:style-name="ce5"/>
          <table:table-cell table:style-name="ce7" office:value-type="float" office:value="0.0014" calcext:value-type="float">
            <text:p>0.00140</text:p>
          </table:table-cell>
          <table:table-cell table:style-name="ce13" office:value-type="float" office:value="0.00004" calcext:value-type="float">
            <text:p>0.00004</text:p>
          </table:table-cell>
          <table:table-cell table:style-name="ce13" office:value-type="float" office:value="0.0065" calcext:value-type="float">
            <text:p>0.00650</text:p>
          </table:table-cell>
          <table:table-cell table:style-name="ce13" table:formula="of:=[.C2]/([.C2]+[.D2]+[.E2])" office:value-type="float" office:value="0.17632241813602" calcext:value-type="float">
            <text:p>0.17632</text:p>
          </table:table-cell>
          <table:table-cell table:style-name="ce13" table:formula="of:=[.D2]/([.C2]+[.D2]+[.E2])" office:value-type="float" office:value="0.00503778337531486" calcext:value-type="float">
            <text:p>0.00504</text:p>
          </table:table-cell>
          <table:table-cell table:formula="of:=[.B2]*[.C2]" office:value-type="float" office:value="0" calcext:value-type="float">
            <text:p>0</text:p>
          </table:table-cell>
          <table:table-cell table:formula="of:=[.B2]*[.D2]" office:value-type="float" office:value="0" calcext:value-type="float">
            <text:p>0</text:p>
          </table:table-cell>
          <table:table-cell table:formula="of:=[.B2]*[.E2]" office:value-type="float" office:value="0" calcext:value-type="float">
            <text:p>0</text:p>
          </table:table-cell>
          <table:table-cell>
            <draw:frame table:end-cell-address="Plan1.Q15" table:end-x="5.07pt" table:end-y="5.73pt" draw:z-index="5" draw:name="Chart 10" draw:style-name="gr2" draw:text-style-name="P1" svg:width="306.23pt" svg:height="256.2pt" svg:x="0.68pt" svg:y="3.66pt">
              <loext:p draw:notify-on-update-of-ranges="Plan1.G1:Plan1.G1 Plan1.G2:Plan1.G340 Plan1.F2:Plan1.F340 Plan1.I45:Plan1.I45 Plan1.H45:Plan1.H45"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3"/>
        </table:table-row>
        <table:table-row table:style-name="ro2">
          <table:table-cell table:style-name="ce2" table:formula="of:=[.A2]+10" office:value-type="float" office:value="390" calcext:value-type="float">
            <text:p>390</text:p>
          </table:table-cell>
          <table:table-cell table:style-name="ce5"/>
          <table:table-cell table:style-name="ce8" office:value-type="float" office:value="0.0042" calcext:value-type="float">
            <text:p>0.00420</text:p>
          </table:table-cell>
          <table:table-cell table:style-name="ce14" office:value-type="float" office:value="0.00012" calcext:value-type="float">
            <text:p>0.00012</text:p>
          </table:table-cell>
          <table:table-cell table:style-name="ce14" office:value-type="float" office:value="0.0201" calcext:value-type="float">
            <text:p>0.02010</text:p>
          </table:table-cell>
          <table:table-cell table:style-name="ce13" table:formula="of:=[.C3]/([.C3]+[.D3]+[.E3])" office:value-type="float" office:value="0.171990171990172" calcext:value-type="float">
            <text:p>0.17199</text:p>
          </table:table-cell>
          <table:table-cell table:style-name="ce13" table:formula="of:=[.D3]/([.C3]+[.D3]+[.E3])" office:value-type="float" office:value="0.00491400491400491" calcext:value-type="float">
            <text:p>0.00491</text:p>
          </table:table-cell>
          <table:table-cell table:formula="of:=[.B3]*[.C3]" office:value-type="float" office:value="0" calcext:value-type="float">
            <text:p>0</text:p>
          </table:table-cell>
          <table:table-cell table:formula="of:=[.B3]*[.D3]" office:value-type="float" office:value="0" calcext:value-type="float">
            <text:p>0</text:p>
          </table:table-cell>
          <table:table-cell table:formula="of:=[.B3]*[.E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table:formula="of:=[.A3]+10" office:value-type="float" office:value="400" calcext:value-type="float">
            <text:p>400</text:p>
          </table:table-cell>
          <table:table-cell table:style-name="ce5"/>
          <table:table-cell table:style-name="ce8" office:value-type="float" office:value="0.0143" calcext:value-type="float">
            <text:p>0.01430</text:p>
          </table:table-cell>
          <table:table-cell table:style-name="ce14" office:value-type="float" office:value="0.0004" calcext:value-type="float">
            <text:p>0.00040</text:p>
          </table:table-cell>
          <table:table-cell table:style-name="ce14" office:value-type="float" office:value="0.0679" calcext:value-type="float">
            <text:p>0.06790</text:p>
          </table:table-cell>
          <table:table-cell table:style-name="ce13" table:formula="of:=[.C4]/([.C4]+[.D4]+[.E4])" office:value-type="float" office:value="0.173123486682809" calcext:value-type="float">
            <text:p>0.17312</text:p>
          </table:table-cell>
          <table:table-cell table:style-name="ce13" table:formula="of:=[.D4]/([.C4]+[.D4]+[.E4])" office:value-type="float" office:value="0.00484261501210654" calcext:value-type="float">
            <text:p>0.00484</text:p>
          </table:table-cell>
          <table:table-cell table:formula="of:=[.B4]*[.C4]" office:value-type="float" office:value="0" calcext:value-type="float">
            <text:p>0</text:p>
          </table:table-cell>
          <table:table-cell table:formula="of:=[.B4]*[.D4]" office:value-type="float" office:value="0" calcext:value-type="float">
            <text:p>0</text:p>
          </table:table-cell>
          <table:table-cell table:formula="of:=[.B4]*[.E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table:formula="of:=[.A4]+10" office:value-type="float" office:value="410" calcext:value-type="float">
            <text:p>410</text:p>
          </table:table-cell>
          <table:table-cell table:style-name="ce5"/>
          <table:table-cell table:style-name="ce8" office:value-type="float" office:value="0.0435" calcext:value-type="float">
            <text:p>0.04350</text:p>
          </table:table-cell>
          <table:table-cell table:style-name="ce14" office:value-type="float" office:value="0.0012" calcext:value-type="float">
            <text:p>0.00120</text:p>
          </table:table-cell>
          <table:table-cell table:style-name="ce14" office:value-type="float" office:value="0.2074" calcext:value-type="float">
            <text:p>0.20740</text:p>
          </table:table-cell>
          <table:table-cell table:style-name="ce13" table:formula="of:=[.C5]/([.C5]+[.D5]+[.E5])" office:value-type="float" office:value="0.172550575168584" calcext:value-type="float">
            <text:p>0.17255</text:p>
          </table:table-cell>
          <table:table-cell table:style-name="ce13" table:formula="of:=[.D5]/([.C5]+[.D5]+[.E5])" office:value-type="float" office:value="0.00476001586671956" calcext:value-type="float">
            <text:p>0.00476</text:p>
          </table:table-cell>
          <table:table-cell table:formula="of:=[.B5]*[.C5]" office:value-type="float" office:value="0" calcext:value-type="float">
            <text:p>0</text:p>
          </table:table-cell>
          <table:table-cell table:formula="of:=[.B5]*[.D5]" office:value-type="float" office:value="0" calcext:value-type="float">
            <text:p>0</text:p>
          </table:table-cell>
          <table:table-cell table:formula="of:=[.B5]*[.E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table:formula="of:=[.A5]+10" office:value-type="float" office:value="420" calcext:value-type="float">
            <text:p>420</text:p>
          </table:table-cell>
          <table:table-cell table:style-name="ce5"/>
          <table:table-cell table:style-name="ce8" office:value-type="float" office:value="0.1344" calcext:value-type="float">
            <text:p>0.13440</text:p>
          </table:table-cell>
          <table:table-cell table:style-name="ce14" office:value-type="float" office:value="0.004" calcext:value-type="float">
            <text:p>0.00400</text:p>
          </table:table-cell>
          <table:table-cell table:style-name="ce14" office:value-type="float" office:value="0.6456" calcext:value-type="float">
            <text:p>0.64560</text:p>
          </table:table-cell>
          <table:table-cell table:style-name="ce13" table:formula="of:=[.C6]/([.C6]+[.D6]+[.E6])" office:value-type="float" office:value="0.171428571428571" calcext:value-type="float">
            <text:p>0.17143</text:p>
          </table:table-cell>
          <table:table-cell table:style-name="ce13" table:formula="of:=[.D6]/([.C6]+[.D6]+[.E6])" office:value-type="float" office:value="0.00510204081632653" calcext:value-type="float">
            <text:p>0.00510</text:p>
          </table:table-cell>
          <table:table-cell table:formula="of:=[.B6]*[.C6]" office:value-type="float" office:value="0" calcext:value-type="float">
            <text:p>0</text:p>
          </table:table-cell>
          <table:table-cell table:formula="of:=[.B6]*[.D6]" office:value-type="float" office:value="0" calcext:value-type="float">
            <text:p>0</text:p>
          </table:table-cell>
          <table:table-cell table:formula="of:=[.B6]*[.E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table:formula="of:=[.A6]+10" office:value-type="float" office:value="430" calcext:value-type="float">
            <text:p>430</text:p>
          </table:table-cell>
          <table:table-cell table:style-name="ce5"/>
          <table:table-cell table:style-name="ce8" office:value-type="float" office:value="0.2839" calcext:value-type="float">
            <text:p>0.28390</text:p>
          </table:table-cell>
          <table:table-cell table:style-name="ce14" office:value-type="float" office:value="0.0116" calcext:value-type="float">
            <text:p>0.01160</text:p>
          </table:table-cell>
          <table:table-cell table:style-name="ce14" office:value-type="float" office:value="1.3856" calcext:value-type="float">
            <text:p>1.38560</text:p>
          </table:table-cell>
          <table:table-cell table:style-name="ce13" table:formula="of:=[.C7]/([.C7]+[.D7]+[.E7])" office:value-type="float" office:value="0.168877520670989" calcext:value-type="float">
            <text:p>0.16888</text:p>
          </table:table-cell>
          <table:table-cell table:style-name="ce13" table:formula="of:=[.D7]/([.C7]+[.D7]+[.E7])" office:value-type="float" office:value="0.00690024388793052" calcext:value-type="float">
            <text:p>0.00690</text:p>
          </table:table-cell>
          <table:table-cell table:formula="of:=[.B7]*[.C7]" office:value-type="float" office:value="0" calcext:value-type="float">
            <text:p>0</text:p>
          </table:table-cell>
          <table:table-cell table:formula="of:=[.B7]*[.D7]" office:value-type="float" office:value="0" calcext:value-type="float">
            <text:p>0</text:p>
          </table:table-cell>
          <table:table-cell table:formula="of:=[.B7]*[.E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table:formula="of:=[.A7]+10" office:value-type="float" office:value="440" calcext:value-type="float">
            <text:p>440</text:p>
          </table:table-cell>
          <table:table-cell table:style-name="ce5"/>
          <table:table-cell table:style-name="ce8" office:value-type="float" office:value="0.3483" calcext:value-type="float">
            <text:p>0.34830</text:p>
          </table:table-cell>
          <table:table-cell table:style-name="ce14" office:value-type="float" office:value="0.023" calcext:value-type="float">
            <text:p>0.02300</text:p>
          </table:table-cell>
          <table:table-cell table:style-name="ce14" office:value-type="float" office:value="1.7471" calcext:value-type="float">
            <text:p>1.74710</text:p>
          </table:table-cell>
          <table:table-cell table:style-name="ce13" table:formula="of:=[.C8]/([.C8]+[.D8]+[.E8])" office:value-type="float" office:value="0.164416540785498" calcext:value-type="float">
            <text:p>0.16442</text:p>
          </table:table-cell>
          <table:table-cell table:style-name="ce13" table:formula="of:=[.D8]/([.C8]+[.D8]+[.E8])" office:value-type="float" office:value="0.010857250755287" calcext:value-type="float">
            <text:p>0.01086</text:p>
          </table:table-cell>
          <table:table-cell table:formula="of:=[.B8]*[.C8]" office:value-type="float" office:value="0" calcext:value-type="float">
            <text:p>0</text:p>
          </table:table-cell>
          <table:table-cell table:formula="of:=[.B8]*[.D8]" office:value-type="float" office:value="0" calcext:value-type="float">
            <text:p>0</text:p>
          </table:table-cell>
          <table:table-cell table:formula="of:=[.B8]*[.E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table:formula="of:=[.A8]+10" office:value-type="float" office:value="450" calcext:value-type="float">
            <text:p>450</text:p>
          </table:table-cell>
          <table:table-cell table:style-name="ce5"/>
          <table:table-cell table:style-name="ce8" office:value-type="float" office:value="0.3362" calcext:value-type="float">
            <text:p>0.33620</text:p>
          </table:table-cell>
          <table:table-cell table:style-name="ce14" office:value-type="float" office:value="0.038" calcext:value-type="float">
            <text:p>0.03800</text:p>
          </table:table-cell>
          <table:table-cell table:style-name="ce14" office:value-type="float" office:value="1.7721" calcext:value-type="float">
            <text:p>1.77210</text:p>
          </table:table-cell>
          <table:table-cell table:style-name="ce13" table:formula="of:=[.C9]/([.C9]+[.D9]+[.E9])" office:value-type="float" office:value="0.156641662395751" calcext:value-type="float">
            <text:p>0.15664</text:p>
          </table:table-cell>
          <table:table-cell table:style-name="ce13" table:formula="of:=[.D9]/([.C9]+[.D9]+[.E9])" office:value-type="float" office:value="0.0177048874807809" calcext:value-type="float">
            <text:p>0.01770</text:p>
          </table:table-cell>
          <table:table-cell table:formula="of:=[.B9]*[.C9]" office:value-type="float" office:value="0" calcext:value-type="float">
            <text:p>0</text:p>
          </table:table-cell>
          <table:table-cell table:formula="of:=[.B9]*[.D9]" office:value-type="float" office:value="0" calcext:value-type="float">
            <text:p>0</text:p>
          </table:table-cell>
          <table:table-cell table:formula="of:=[.B9]*[.E9]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table:style-name="ce2" table:formula="of:=[.A9]+10" office:value-type="float" office:value="460" calcext:value-type="float">
            <text:p>460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0.2908" calcext:value-type="float">
            <text:p>0.29080</text:p>
          </table:table-cell>
          <table:table-cell table:style-name="ce14" office:value-type="float" office:value="0.06" calcext:value-type="float">
            <text:p>0.06000</text:p>
          </table:table-cell>
          <table:table-cell table:style-name="ce14" office:value-type="float" office:value="1.6692" calcext:value-type="float">
            <text:p>1.66920</text:p>
          </table:table-cell>
          <table:table-cell table:style-name="ce13" table:formula="of:=[.C10]/([.C10]+[.D10]+[.E10])" office:value-type="float" office:value="0.143960396039604" calcext:value-type="float">
            <text:p>0.14396</text:p>
          </table:table-cell>
          <table:table-cell table:style-name="ce13" table:formula="of:=[.D10]/([.C10]+[.D10]+[.E10])" office:value-type="float" office:value="0.0297029702970297" calcext:value-type="float">
            <text:p>0.02970</text:p>
          </table:table-cell>
          <table:table-cell table:formula="of:=[.B10]*[.C10]" office:value-type="float" office:value="0.8724" calcext:value-type="float">
            <text:p>0.8724</text:p>
          </table:table-cell>
          <table:table-cell table:formula="of:=[.B10]*[.D10]" office:value-type="float" office:value="0.18" calcext:value-type="float">
            <text:p>0.18</text:p>
          </table:table-cell>
          <table:table-cell table:formula="of:=[.B10]*[.E10]" office:value-type="float" office:value="5.0076" calcext:value-type="float">
            <text:p>5.0076</text:p>
          </table:table-cell>
          <table:table-cell table:number-columns-repeated="1014"/>
        </table:table-row>
        <table:table-row table:style-name="ro2">
          <table:table-cell table:style-name="ce2" table:formula="of:=[.A10]+10" office:value-type="float" office:value="470" calcext:value-type="float">
            <text:p>470</text:p>
          </table:table-cell>
          <table:table-cell table:style-name="ce5"/>
          <table:table-cell table:style-name="ce8" office:value-type="float" office:value="0.1954" calcext:value-type="float">
            <text:p>0.19540</text:p>
          </table:table-cell>
          <table:table-cell table:style-name="ce14" office:value-type="float" office:value="0.091" calcext:value-type="float">
            <text:p>0.09100</text:p>
          </table:table-cell>
          <table:table-cell table:style-name="ce14" office:value-type="float" office:value="1.2876" calcext:value-type="float">
            <text:p>1.28760</text:p>
          </table:table-cell>
          <table:table-cell table:style-name="ce13" table:formula="of:=[.C11]/([.C11]+[.D11]+[.E11])" office:value-type="float" office:value="0.124142312579415" calcext:value-type="float">
            <text:p>0.12414</text:p>
          </table:table-cell>
          <table:table-cell table:style-name="ce13" table:formula="of:=[.D11]/([.C11]+[.D11]+[.E11])" office:value-type="float" office:value="0.0578144853875476" calcext:value-type="float">
            <text:p>0.05781</text:p>
          </table:table-cell>
          <table:table-cell table:formula="of:=[.B11]*[.C11]" office:value-type="float" office:value="0" calcext:value-type="float">
            <text:p>0</text:p>
          </table:table-cell>
          <table:table-cell table:formula="of:=[.B11]*[.D11]" office:value-type="float" office:value="0" calcext:value-type="float">
            <text:p>0</text:p>
          </table:table-cell>
          <table:table-cell table:formula="of:=[.B11]*[.E1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table:formula="of:=[.A11]+10" office:value-type="float" office:value="480" calcext:value-type="float">
            <text:p>480</text:p>
          </table:table-cell>
          <table:table-cell table:style-name="ce5"/>
          <table:table-cell table:style-name="ce8" office:value-type="float" office:value="0.0956" calcext:value-type="float">
            <text:p>0.09560</text:p>
          </table:table-cell>
          <table:table-cell table:style-name="ce14" office:value-type="float" office:value="0.139" calcext:value-type="float">
            <text:p>0.13900</text:p>
          </table:table-cell>
          <table:table-cell table:style-name="ce14" office:value-type="float" office:value="0.813" calcext:value-type="float">
            <text:p>0.81300</text:p>
          </table:table-cell>
          <table:table-cell table:style-name="ce13" table:formula="of:=[.C12]/([.C12]+[.D12]+[.E12])" office:value-type="float" office:value="0.0912562046582665" calcext:value-type="float">
            <text:p>0.09126</text:p>
          </table:table-cell>
          <table:table-cell table:style-name="ce13" table:formula="of:=[.D12]/([.C12]+[.D12]+[.E12])" office:value-type="float" office:value="0.132684230622375" calcext:value-type="float">
            <text:p>0.13268</text:p>
          </table:table-cell>
          <table:table-cell table:formula="of:=[.B12]*[.C12]" office:value-type="float" office:value="0" calcext:value-type="float">
            <text:p>0</text:p>
          </table:table-cell>
          <table:table-cell table:formula="of:=[.B12]*[.D12]" office:value-type="float" office:value="0" calcext:value-type="float">
            <text:p>0</text:p>
          </table:table-cell>
          <table:table-cell table:formula="of:=[.B12]*[.E1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table:formula="of:=[.A12]+10" office:value-type="float" office:value="490" calcext:value-type="float">
            <text:p>490</text:p>
          </table:table-cell>
          <table:table-cell table:style-name="ce5" office:value-type="float" office:value="2.5" calcext:value-type="float">
            <text:p>2.5</text:p>
          </table:table-cell>
          <table:table-cell table:style-name="ce8" office:value-type="float" office:value="0.032" calcext:value-type="float">
            <text:p>0.03200</text:p>
          </table:table-cell>
          <table:table-cell table:style-name="ce14" office:value-type="float" office:value="0.208" calcext:value-type="float">
            <text:p>0.20800</text:p>
          </table:table-cell>
          <table:table-cell table:style-name="ce14" office:value-type="float" office:value="0.4652" calcext:value-type="float">
            <text:p>0.46520</text:p>
          </table:table-cell>
          <table:table-cell table:style-name="ce13" table:formula="of:=[.C13]/([.C13]+[.D13]+[.E13])" office:value-type="float" office:value="0.0453771979580261" calcext:value-type="float">
            <text:p>0.04538</text:p>
          </table:table-cell>
          <table:table-cell table:style-name="ce13" table:formula="of:=[.D13]/([.C13]+[.D13]+[.E13])" office:value-type="float" office:value="0.294951786727169" calcext:value-type="float">
            <text:p>0.29495</text:p>
          </table:table-cell>
          <table:table-cell table:formula="of:=[.B13]*[.C13]" office:value-type="float" office:value="0.08" calcext:value-type="float">
            <text:p>0.08</text:p>
          </table:table-cell>
          <table:table-cell table:formula="of:=[.B13]*[.D13]" office:value-type="float" office:value="0.52" calcext:value-type="float">
            <text:p>0.52</text:p>
          </table:table-cell>
          <table:table-cell table:formula="of:=[.B13]*[.E13]" office:value-type="float" office:value="1.163" calcext:value-type="float">
            <text:p>1.163</text:p>
          </table:table-cell>
          <table:table-cell table:number-columns-repeated="1014"/>
        </table:table-row>
        <table:table-row table:style-name="ro2">
          <table:table-cell table:style-name="ce2" table:formula="of:=[.A13]+10" office:value-type="float" office:value="500" calcext:value-type="float">
            <text:p>500</text:p>
          </table:table-cell>
          <table:table-cell table:style-name="ce5"/>
          <table:table-cell table:style-name="ce8" office:value-type="float" office:value="0.0049" calcext:value-type="float">
            <text:p>0.00490</text:p>
          </table:table-cell>
          <table:table-cell table:style-name="ce14" office:value-type="float" office:value="0.323" calcext:value-type="float">
            <text:p>0.32300</text:p>
          </table:table-cell>
          <table:table-cell table:style-name="ce14" office:value-type="float" office:value="0.272" calcext:value-type="float">
            <text:p>0.27200</text:p>
          </table:table-cell>
          <table:table-cell table:style-name="ce13" table:formula="of:=[.C14]/([.C14]+[.D14]+[.E14])" office:value-type="float" office:value="0.00816802800466744" calcext:value-type="float">
            <text:p>0.00817</text:p>
          </table:table-cell>
          <table:table-cell table:style-name="ce13" table:formula="of:=[.D14]/([.C14]+[.D14]+[.E14])" office:value-type="float" office:value="0.538423070511752" calcext:value-type="float">
            <text:p>0.53842</text:p>
          </table:table-cell>
          <table:table-cell table:formula="of:=[.B14]*[.C14]" office:value-type="float" office:value="0" calcext:value-type="float">
            <text:p>0</text:p>
          </table:table-cell>
          <table:table-cell table:formula="of:=[.B14]*[.D14]" office:value-type="float" office:value="0" calcext:value-type="float">
            <text:p>0</text:p>
          </table:table-cell>
          <table:table-cell table:formula="of:=[.B14]*[.E1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table:formula="of:=[.A14]+10" office:value-type="float" office:value="510" calcext:value-type="float">
            <text:p>510</text:p>
          </table:table-cell>
          <table:table-cell table:style-name="ce5"/>
          <table:table-cell table:style-name="ce8" office:value-type="float" office:value="0.0093" calcext:value-type="float">
            <text:p>0.00930</text:p>
          </table:table-cell>
          <table:table-cell table:style-name="ce14" office:value-type="float" office:value="0.503" calcext:value-type="float">
            <text:p>0.50300</text:p>
          </table:table-cell>
          <table:table-cell table:style-name="ce14" office:value-type="float" office:value="0.1582" calcext:value-type="float">
            <text:p>0.15820</text:p>
          </table:table-cell>
          <table:table-cell table:style-name="ce13" table:formula="of:=[.C15]/([.C15]+[.D15]+[.E15])" office:value-type="float" office:value="0.0138702460850112" calcext:value-type="float">
            <text:p>0.01387</text:p>
          </table:table-cell>
          <table:table-cell table:style-name="ce13" table:formula="of:=[.D15]/([.C15]+[.D15]+[.E15])" office:value-type="float" office:value="0.750186428038777" calcext:value-type="float">
            <text:p>0.75019</text:p>
          </table:table-cell>
          <table:table-cell table:formula="of:=[.B15]*[.C15]" office:value-type="float" office:value="0" calcext:value-type="float">
            <text:p>0</text:p>
          </table:table-cell>
          <table:table-cell table:formula="of:=[.B15]*[.D15]" office:value-type="float" office:value="0" calcext:value-type="float">
            <text:p>0</text:p>
          </table:table-cell>
          <table:table-cell table:formula="of:=[.B15]*[.E1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table:formula="of:=[.A15]+10" office:value-type="float" office:value="520" calcext:value-type="float">
            <text:p>520</text:p>
          </table:table-cell>
          <table:table-cell table:style-name="ce5" office:value-type="float" office:value="1.5" calcext:value-type="float">
            <text:p>1.5</text:p>
          </table:table-cell>
          <table:table-cell table:style-name="ce8" office:value-type="float" office:value="0.0633" calcext:value-type="float">
            <text:p>0.06330</text:p>
          </table:table-cell>
          <table:table-cell table:style-name="ce14" office:value-type="float" office:value="0.71" calcext:value-type="float">
            <text:p>0.71000</text:p>
          </table:table-cell>
          <table:table-cell table:style-name="ce14" office:value-type="float" office:value="0.0782" calcext:value-type="float">
            <text:p>0.07820</text:p>
          </table:table-cell>
          <table:table-cell table:style-name="ce13" table:formula="of:=[.C16]/([.C16]+[.D16]+[.E16])" office:value-type="float" office:value="0.0743394010569583" calcext:value-type="float">
            <text:p>0.07434</text:p>
          </table:table-cell>
          <table:table-cell table:style-name="ce13" table:formula="of:=[.D16]/([.C16]+[.D16]+[.E16])" office:value-type="float" office:value="0.833822665883734" calcext:value-type="float">
            <text:p>0.83382</text:p>
          </table:table-cell>
          <table:table-cell table:formula="of:=[.B16]*[.C16]" office:value-type="float" office:value="0.09495" calcext:value-type="float">
            <text:p>0.09495</text:p>
          </table:table-cell>
          <table:table-cell table:formula="of:=[.B16]*[.D16]" office:value-type="float" office:value="1.065" calcext:value-type="float">
            <text:p>1.065</text:p>
          </table:table-cell>
          <table:table-cell table:formula="of:=[.B16]*[.E16]" office:value-type="float" office:value="0.1173" calcext:value-type="float">
            <text:p>0.1173</text:p>
          </table:table-cell>
          <table:table-cell table:number-columns-repeated="1014"/>
        </table:table-row>
        <table:table-row table:style-name="ro2">
          <table:table-cell table:style-name="ce2" table:formula="of:=[.A16]+10" office:value-type="float" office:value="530" calcext:value-type="float">
            <text:p>530</text:p>
          </table:table-cell>
          <table:table-cell table:style-name="ce5"/>
          <table:table-cell table:style-name="ce8" office:value-type="float" office:value="0.1655" calcext:value-type="float">
            <text:p>0.16550</text:p>
          </table:table-cell>
          <table:table-cell table:style-name="ce14" office:value-type="float" office:value="0.862" calcext:value-type="float">
            <text:p>0.86200</text:p>
          </table:table-cell>
          <table:table-cell table:style-name="ce14" office:value-type="float" office:value="0.0422" calcext:value-type="float">
            <text:p>0.04220</text:p>
          </table:table-cell>
          <table:table-cell table:style-name="ce13" table:formula="of:=[.C17]/([.C17]+[.D17]+[.E17])" office:value-type="float" office:value="0.154716275591287" calcext:value-type="float">
            <text:p>0.15472</text:p>
          </table:table-cell>
          <table:table-cell table:style-name="ce13" table:formula="of:=[.D17]/([.C17]+[.D17]+[.E17])" office:value-type="float" office:value="0.805833411236795" calcext:value-type="float">
            <text:p>0.80583</text:p>
          </table:table-cell>
          <table:table-cell table:formula="of:=[.B17]*[.C17]" office:value-type="float" office:value="0" calcext:value-type="float">
            <text:p>0</text:p>
          </table:table-cell>
          <table:table-cell table:formula="of:=[.B17]*[.D17]" office:value-type="float" office:value="0" calcext:value-type="float">
            <text:p>0</text:p>
          </table:table-cell>
          <table:table-cell table:formula="of:=[.B17]*[.E1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table:formula="of:=[.A17]+10" office:value-type="float" office:value="540" calcext:value-type="float">
            <text:p>540</text:p>
          </table:table-cell>
          <table:table-cell table:style-name="ce5"/>
          <table:table-cell table:style-name="ce8" office:value-type="float" office:value="0.2904" calcext:value-type="float">
            <text:p>0.29040</text:p>
          </table:table-cell>
          <table:table-cell table:style-name="ce14" office:value-type="float" office:value="0.954" calcext:value-type="float">
            <text:p>0.95400</text:p>
          </table:table-cell>
          <table:table-cell table:style-name="ce14" office:value-type="float" office:value="0.0203" calcext:value-type="float">
            <text:p>0.02030</text:p>
          </table:table-cell>
          <table:table-cell table:style-name="ce13" table:formula="of:=[.C18]/([.C18]+[.D18]+[.E18])" office:value-type="float" office:value="0.22961967264964" calcext:value-type="float">
            <text:p>0.22962</text:p>
          </table:table-cell>
          <table:table-cell table:style-name="ce13" table:formula="of:=[.D18]/([.C18]+[.D18]+[.E18])" office:value-type="float" office:value="0.754329089902744" calcext:value-type="float">
            <text:p>0.75433</text:p>
          </table:table-cell>
          <table:table-cell table:formula="of:=[.B18]*[.C18]" office:value-type="float" office:value="0" calcext:value-type="float">
            <text:p>0</text:p>
          </table:table-cell>
          <table:table-cell table:formula="of:=[.B18]*[.D18]" office:value-type="float" office:value="0" calcext:value-type="float">
            <text:p>0</text:p>
          </table:table-cell>
          <table:table-cell table:formula="of:=[.B18]*[.E1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table:formula="of:=[.A18]+10" office:value-type="float" office:value="550" calcext:value-type="float">
            <text:p>550</text:p>
          </table:table-cell>
          <table:table-cell table:style-name="ce5"/>
          <table:table-cell table:style-name="ce8" office:value-type="float" office:value="0.4344" calcext:value-type="float">
            <text:p>0.43440</text:p>
          </table:table-cell>
          <table:table-cell table:style-name="ce14" office:value-type="float" office:value="0.995" calcext:value-type="float">
            <text:p>0.99500</text:p>
          </table:table-cell>
          <table:table-cell table:style-name="ce14" office:value-type="float" office:value="0.0087" calcext:value-type="float">
            <text:p>0.00870</text:p>
          </table:table-cell>
          <table:table-cell table:style-name="ce13" table:formula="of:=[.C19]/([.C19]+[.D19]+[.E19])" office:value-type="float" office:value="0.302065224949586" calcext:value-type="float">
            <text:p>0.30207</text:p>
          </table:table-cell>
          <table:table-cell table:style-name="ce13" table:formula="of:=[.D19]/([.C19]+[.D19]+[.E19])" office:value-type="float" office:value="0.691885126208191" calcext:value-type="float">
            <text:p>0.69189</text:p>
          </table:table-cell>
          <table:table-cell table:formula="of:=[.B19]*[.C19]" office:value-type="float" office:value="0" calcext:value-type="float">
            <text:p>0</text:p>
          </table:table-cell>
          <table:table-cell table:formula="of:=[.B19]*[.D19]" office:value-type="float" office:value="0" calcext:value-type="float">
            <text:p>0</text:p>
          </table:table-cell>
          <table:table-cell table:formula="of:=[.B19]*[.E1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table:formula="of:=[.A19]+10" office:value-type="float" office:value="560" calcext:value-type="float">
            <text:p>560</text:p>
          </table:table-cell>
          <table:table-cell table:style-name="ce5"/>
          <table:table-cell table:style-name="ce8" office:value-type="float" office:value="0.5945" calcext:value-type="float">
            <text:p>0.59450</text:p>
          </table:table-cell>
          <table:table-cell table:style-name="ce14" office:value-type="float" office:value="0.995" calcext:value-type="float">
            <text:p>0.99500</text:p>
          </table:table-cell>
          <table:table-cell table:style-name="ce14" office:value-type="float" office:value="0.0039" calcext:value-type="float">
            <text:p>0.00390</text:p>
          </table:table-cell>
          <table:table-cell table:style-name="ce13" table:formula="of:=[.C20]/([.C20]+[.D20]+[.E20])" office:value-type="float" office:value="0.373101543868457" calcext:value-type="float">
            <text:p>0.37310</text:p>
          </table:table-cell>
          <table:table-cell table:style-name="ce13" table:formula="of:=[.D20]/([.C20]+[.D20]+[.E20])" office:value-type="float" office:value="0.624450859796661" calcext:value-type="float">
            <text:p>0.62445</text:p>
          </table:table-cell>
          <table:table-cell table:formula="of:=[.B20]*[.C20]" office:value-type="float" office:value="0" calcext:value-type="float">
            <text:p>0</text:p>
          </table:table-cell>
          <table:table-cell table:formula="of:=[.B20]*[.D20]" office:value-type="float" office:value="0" calcext:value-type="float">
            <text:p>0</text:p>
          </table:table-cell>
          <table:table-cell table:formula="of:=[.B20]*[.E2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table:formula="of:=[.A20]+10" office:value-type="float" office:value="570" calcext:value-type="float">
            <text:p>570</text:p>
          </table:table-cell>
          <table:table-cell table:style-name="ce5"/>
          <table:table-cell table:style-name="ce8" office:value-type="float" office:value="0.7621" calcext:value-type="float">
            <text:p>0.76210</text:p>
          </table:table-cell>
          <table:table-cell table:style-name="ce14" office:value-type="float" office:value="0.952" calcext:value-type="float">
            <text:p>0.95200</text:p>
          </table:table-cell>
          <table:table-cell table:style-name="ce14" office:value-type="float" office:value="0.0021" calcext:value-type="float">
            <text:p>0.00210</text:p>
          </table:table-cell>
          <table:table-cell table:style-name="ce13" table:formula="of:=[.C21]/([.C21]+[.D21]+[.E21])" office:value-type="float" office:value="0.444062463582333" calcext:value-type="float">
            <text:p>0.44406</text:p>
          </table:table-cell>
          <table:table-cell table:style-name="ce13" table:formula="of:=[.D21]/([.C21]+[.D21]+[.E21])" office:value-type="float" office:value="0.55471390280853" calcext:value-type="float">
            <text:p>0.55471</text:p>
          </table:table-cell>
          <table:table-cell table:formula="of:=[.B21]*[.C21]" office:value-type="float" office:value="0" calcext:value-type="float">
            <text:p>0</text:p>
          </table:table-cell>
          <table:table-cell table:formula="of:=[.B21]*[.D21]" office:value-type="float" office:value="0" calcext:value-type="float">
            <text:p>0</text:p>
          </table:table-cell>
          <table:table-cell table:formula="of:=[.B21]*[.E2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table:formula="of:=[.A21]+10" office:value-type="float" office:value="580" calcext:value-type="float">
            <text:p>580</text:p>
          </table:table-cell>
          <table:table-cell table:style-name="ce5"/>
          <table:table-cell table:style-name="ce8" office:value-type="float" office:value="0.9163" calcext:value-type="float">
            <text:p>0.91630</text:p>
          </table:table-cell>
          <table:table-cell table:style-name="ce14" office:value-type="float" office:value="0.87" calcext:value-type="float">
            <text:p>0.87000</text:p>
          </table:table-cell>
          <table:table-cell table:style-name="ce14" office:value-type="float" office:value="0.0017" calcext:value-type="float">
            <text:p>0.00170</text:p>
          </table:table-cell>
          <table:table-cell table:style-name="ce13" table:formula="of:=[.C22]/([.C22]+[.D22]+[.E22])" office:value-type="float" office:value="0.512472035794183" calcext:value-type="float">
            <text:p>0.51247</text:p>
          </table:table-cell>
          <table:table-cell table:style-name="ce13" table:formula="of:=[.D22]/([.C22]+[.D22]+[.E22])" office:value-type="float" office:value="0.486577181208054" calcext:value-type="float">
            <text:p>0.48658</text:p>
          </table:table-cell>
          <table:table-cell table:formula="of:=[.B22]*[.C22]" office:value-type="float" office:value="0" calcext:value-type="float">
            <text:p>0</text:p>
          </table:table-cell>
          <table:table-cell table:formula="of:=[.B22]*[.D22]" office:value-type="float" office:value="0" calcext:value-type="float">
            <text:p>0</text:p>
          </table:table-cell>
          <table:table-cell table:formula="of:=[.B22]*[.E2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table:formula="of:=[.A22]+10" office:value-type="float" office:value="590" calcext:value-type="float">
            <text:p>590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1.0263" calcext:value-type="float">
            <text:p>1.02630</text:p>
          </table:table-cell>
          <table:table-cell table:style-name="ce14" office:value-type="float" office:value="0.757" calcext:value-type="float">
            <text:p>0.75700</text:p>
          </table:table-cell>
          <table:table-cell table:style-name="ce14" office:value-type="float" office:value="0.0011" calcext:value-type="float">
            <text:p>0.00110</text:p>
          </table:table-cell>
          <table:table-cell table:style-name="ce13" table:formula="of:=[.C23]/([.C23]+[.D23]+[.E23])" office:value-type="float" office:value="0.575151311365165" calcext:value-type="float">
            <text:p>0.57515</text:p>
          </table:table-cell>
          <table:table-cell table:style-name="ce13" table:formula="of:=[.D23]/([.C23]+[.D23]+[.E23])" office:value-type="float" office:value="0.424232234924905" calcext:value-type="float">
            <text:p>0.42423</text:p>
          </table:table-cell>
          <table:table-cell table:formula="of:=[.B23]*[.C23]" office:value-type="float" office:value="1.0263" calcext:value-type="float">
            <text:p>1.0263</text:p>
          </table:table-cell>
          <table:table-cell table:formula="of:=[.B23]*[.D23]" office:value-type="float" office:value="0.757" calcext:value-type="float">
            <text:p>0.757</text:p>
          </table:table-cell>
          <table:table-cell table:formula="of:=[.B23]*[.E23]" office:value-type="float" office:value="0.0011" calcext:value-type="float">
            <text:p>0.0011</text:p>
          </table:table-cell>
          <table:table-cell table:number-columns-repeated="1014"/>
        </table:table-row>
        <table:table-row table:style-name="ro2">
          <table:table-cell table:style-name="ce2" table:formula="of:=[.A23]+10" office:value-type="float" office:value="600" calcext:value-type="float">
            <text:p>600</text:p>
          </table:table-cell>
          <table:table-cell table:style-name="ce5"/>
          <table:table-cell table:style-name="ce8" office:value-type="float" office:value="1.0622" calcext:value-type="float">
            <text:p>1.06220</text:p>
          </table:table-cell>
          <table:table-cell table:style-name="ce14" office:value-type="float" office:value="0.631" calcext:value-type="float">
            <text:p>0.63100</text:p>
          </table:table-cell>
          <table:table-cell table:style-name="ce14" office:value-type="float" office:value="0.0008" calcext:value-type="float">
            <text:p>0.00080</text:p>
          </table:table-cell>
          <table:table-cell table:style-name="ce13" table:formula="of:=[.C24]/([.C24]+[.D24]+[.E24])" office:value-type="float" office:value="0.627036599763872" calcext:value-type="float">
            <text:p>0.62704</text:p>
          </table:table-cell>
          <table:table-cell table:style-name="ce13" table:formula="of:=[.D24]/([.C24]+[.D24]+[.E24])" office:value-type="float" office:value="0.372491145218418" calcext:value-type="float">
            <text:p>0.37249</text:p>
          </table:table-cell>
          <table:table-cell table:formula="of:=[.B24]*[.C24]" office:value-type="float" office:value="0" calcext:value-type="float">
            <text:p>0</text:p>
          </table:table-cell>
          <table:table-cell table:formula="of:=[.B24]*[.D24]" office:value-type="float" office:value="0" calcext:value-type="float">
            <text:p>0</text:p>
          </table:table-cell>
          <table:table-cell table:formula="of:=[.B24]*[.E2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table:formula="of:=[.A24]+10" office:value-type="float" office:value="610" calcext:value-type="float">
            <text:p>610</text:p>
          </table:table-cell>
          <table:table-cell table:style-name="ce5"/>
          <table:table-cell table:style-name="ce8" office:value-type="float" office:value="1.0026" calcext:value-type="float">
            <text:p>1.00260</text:p>
          </table:table-cell>
          <table:table-cell table:style-name="ce14" office:value-type="float" office:value="0.503" calcext:value-type="float">
            <text:p>0.50300</text:p>
          </table:table-cell>
          <table:table-cell table:style-name="ce14" office:value-type="float" office:value="0.0003" calcext:value-type="float">
            <text:p>0.00030</text:p>
          </table:table-cell>
          <table:table-cell table:style-name="ce13" table:formula="of:=[.C25]/([.C25]+[.D25]+[.E25])" office:value-type="float" office:value="0.665781260375855" calcext:value-type="float">
            <text:p>0.66578</text:p>
          </table:table-cell>
          <table:table-cell table:style-name="ce13" table:formula="of:=[.D25]/([.C25]+[.D25]+[.E25])" office:value-type="float" office:value="0.334019523208712" calcext:value-type="float">
            <text:p>0.33402</text:p>
          </table:table-cell>
          <table:table-cell table:formula="of:=[.B25]*[.C25]" office:value-type="float" office:value="0" calcext:value-type="float">
            <text:p>0</text:p>
          </table:table-cell>
          <table:table-cell table:formula="of:=[.B25]*[.D25]" office:value-type="float" office:value="0" calcext:value-type="float">
            <text:p>0</text:p>
          </table:table-cell>
          <table:table-cell table:formula="of:=[.B25]*[.E2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table:formula="of:=[.A25]+10" office:value-type="float" office:value="620" calcext:value-type="float">
            <text:p>620</text:p>
          </table:table-cell>
          <table:table-cell table:style-name="ce5"/>
          <table:table-cell table:style-name="ce8" office:value-type="float" office:value="0.8544" calcext:value-type="float">
            <text:p>0.85440</text:p>
          </table:table-cell>
          <table:table-cell table:style-name="ce14" office:value-type="float" office:value="0.381" calcext:value-type="float">
            <text:p>0.38100</text:p>
          </table:table-cell>
          <table:table-cell table:style-name="ce14" office:value-type="float" office:value="0.0002" calcext:value-type="float">
            <text:p>0.00020</text:p>
          </table:table-cell>
          <table:table-cell table:style-name="ce13" table:formula="of:=[.C26]/([.C26]+[.D26]+[.E26])" office:value-type="float" office:value="0.691485917772742" calcext:value-type="float">
            <text:p>0.69149</text:p>
          </table:table-cell>
          <table:table-cell table:style-name="ce13" table:formula="of:=[.D26]/([.C26]+[.D26]+[.E26])" office:value-type="float" office:value="0.308352217546131" calcext:value-type="float">
            <text:p>0.30835</text:p>
          </table:table-cell>
          <table:table-cell table:formula="of:=[.B26]*[.C26]" office:value-type="float" office:value="0" calcext:value-type="float">
            <text:p>0</text:p>
          </table:table-cell>
          <table:table-cell table:formula="of:=[.B26]*[.D26]" office:value-type="float" office:value="0" calcext:value-type="float">
            <text:p>0</text:p>
          </table:table-cell>
          <table:table-cell table:formula="of:=[.B26]*[.E2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table:formula="of:=[.A26]+10" office:value-type="float" office:value="630" calcext:value-type="float">
            <text:p>630</text:p>
          </table:table-cell>
          <table:table-cell table:style-name="ce5" office:value-type="float" office:value="1.5" calcext:value-type="float">
            <text:p>1.5</text:p>
          </table:table-cell>
          <table:table-cell table:style-name="ce8" office:value-type="float" office:value="0.6424" calcext:value-type="float">
            <text:p>0.64240</text:p>
          </table:table-cell>
          <table:table-cell table:style-name="ce14" office:value-type="float" office:value="0.265" calcext:value-type="float">
            <text:p>0.26500</text:p>
          </table:table-cell>
          <table:table-cell table:style-name="ce14" office:value-type="float" office:value="0" calcext:value-type="float">
            <text:p>0.00000</text:p>
          </table:table-cell>
          <table:table-cell table:style-name="ce13" table:formula="of:=[.C27]/([.C27]+[.D27]+[.E27])" office:value-type="float" office:value="0.707956799647344" calcext:value-type="float">
            <text:p>0.70796</text:p>
          </table:table-cell>
          <table:table-cell table:style-name="ce13" table:formula="of:=[.D27]/([.C27]+[.D27]+[.E27])" office:value-type="float" office:value="0.292043200352656" calcext:value-type="float">
            <text:p>0.29204</text:p>
          </table:table-cell>
          <table:table-cell table:formula="of:=[.B27]*[.C27]" office:value-type="float" office:value="0.9636" calcext:value-type="float">
            <text:p>0.9636</text:p>
          </table:table-cell>
          <table:table-cell table:formula="of:=[.B27]*[.D27]" office:value-type="float" office:value="0.3975" calcext:value-type="float">
            <text:p>0.3975</text:p>
          </table:table-cell>
          <table:table-cell table:formula="of:=[.B27]*[.E2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table:formula="of:=[.A27]+10" office:value-type="float" office:value="640" calcext:value-type="float">
            <text:p>640</text:p>
          </table:table-cell>
          <table:table-cell table:style-name="ce5"/>
          <table:table-cell table:style-name="ce8" office:value-type="float" office:value="0.4479" calcext:value-type="float">
            <text:p>0.44790</text:p>
          </table:table-cell>
          <table:table-cell table:style-name="ce14" office:value-type="float" office:value="0.175" calcext:value-type="float">
            <text:p>0.17500</text:p>
          </table:table-cell>
          <table:table-cell table:style-name="ce14" office:value-type="float" office:value="0" calcext:value-type="float">
            <text:p>0.00000</text:p>
          </table:table-cell>
          <table:table-cell table:style-name="ce13" table:formula="of:=[.C28]/([.C28]+[.D28]+[.E28])" office:value-type="float" office:value="0.719056028254937" calcext:value-type="float">
            <text:p>0.71906</text:p>
          </table:table-cell>
          <table:table-cell table:style-name="ce13" table:formula="of:=[.D28]/([.C28]+[.D28]+[.E28])" office:value-type="float" office:value="0.280943971745063" calcext:value-type="float">
            <text:p>0.28094</text:p>
          </table:table-cell>
          <table:table-cell table:formula="of:=[.B28]*[.C28]" office:value-type="float" office:value="0" calcext:value-type="float">
            <text:p>0</text:p>
          </table:table-cell>
          <table:table-cell table:formula="of:=[.B28]*[.D28]" office:value-type="float" office:value="0" calcext:value-type="float">
            <text:p>0</text:p>
          </table:table-cell>
          <table:table-cell table:formula="of:=[.B28]*[.E2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table:formula="of:=[.A28]+10" office:value-type="float" office:value="650" calcext:value-type="float">
            <text:p>650</text:p>
          </table:table-cell>
          <table:table-cell table:style-name="ce5"/>
          <table:table-cell table:style-name="ce8" office:value-type="float" office:value="0.2835" calcext:value-type="float">
            <text:p>0.28350</text:p>
          </table:table-cell>
          <table:table-cell table:style-name="ce14" office:value-type="float" office:value="0.107" calcext:value-type="float">
            <text:p>0.10700</text:p>
          </table:table-cell>
          <table:table-cell table:style-name="ce14" office:value-type="float" office:value="0" calcext:value-type="float">
            <text:p>0.00000</text:p>
          </table:table-cell>
          <table:table-cell table:style-name="ce13" table:formula="of:=[.C29]/([.C29]+[.D29]+[.E29])" office:value-type="float" office:value="0.725992317541613" calcext:value-type="float">
            <text:p>0.72599</text:p>
          </table:table-cell>
          <table:table-cell table:style-name="ce13" table:formula="of:=[.D29]/([.C29]+[.D29]+[.E29])" office:value-type="float" office:value="0.274007682458387" calcext:value-type="float">
            <text:p>0.27401</text:p>
          </table:table-cell>
          <table:table-cell table:formula="of:=[.B29]*[.C29]" office:value-type="float" office:value="0" calcext:value-type="float">
            <text:p>0</text:p>
          </table:table-cell>
          <table:table-cell table:formula="of:=[.B29]*[.D29]" office:value-type="float" office:value="0" calcext:value-type="float">
            <text:p>0</text:p>
          </table:table-cell>
          <table:table-cell table:formula="of:=[.B29]*[.E2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table:formula="of:=[.A29]+10" office:value-type="float" office:value="660" calcext:value-type="float">
            <text:p>660</text:p>
          </table:table-cell>
          <table:table-cell table:style-name="ce5"/>
          <table:table-cell table:style-name="ce8" office:value-type="float" office:value="0.1649" calcext:value-type="float">
            <text:p>0.16490</text:p>
          </table:table-cell>
          <table:table-cell table:style-name="ce14" office:value-type="float" office:value="0.061" calcext:value-type="float">
            <text:p>0.06100</text:p>
          </table:table-cell>
          <table:table-cell table:style-name="ce14" office:value-type="float" office:value="0" calcext:value-type="float">
            <text:p>0.00000</text:p>
          </table:table-cell>
          <table:table-cell table:style-name="ce13" table:formula="of:=[.C30]/([.C30]+[.D30]+[.E30])" office:value-type="float" office:value="0.729969012837539" calcext:value-type="float">
            <text:p>0.72997</text:p>
          </table:table-cell>
          <table:table-cell table:style-name="ce13" table:formula="of:=[.D30]/([.C30]+[.D30]+[.E30])" office:value-type="float" office:value="0.270030987162461" calcext:value-type="float">
            <text:p>0.27003</text:p>
          </table:table-cell>
          <table:table-cell table:formula="of:=[.B30]*[.C30]" office:value-type="float" office:value="0" calcext:value-type="float">
            <text:p>0</text:p>
          </table:table-cell>
          <table:table-cell table:formula="of:=[.B30]*[.D30]" office:value-type="float" office:value="0" calcext:value-type="float">
            <text:p>0</text:p>
          </table:table-cell>
          <table:table-cell table:formula="of:=[.B30]*[.E3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table:formula="of:=[.A30]+10" office:value-type="float" office:value="670" calcext:value-type="float">
            <text:p>670</text:p>
          </table:table-cell>
          <table:table-cell table:style-name="ce5"/>
          <table:table-cell table:style-name="ce8" office:value-type="float" office:value="0.0874" calcext:value-type="float">
            <text:p>0.08740</text:p>
          </table:table-cell>
          <table:table-cell table:style-name="ce14" office:value-type="float" office:value="0.032" calcext:value-type="float">
            <text:p>0.03200</text:p>
          </table:table-cell>
          <table:table-cell table:style-name="ce14" office:value-type="float" office:value="0" calcext:value-type="float">
            <text:p>0.00000</text:p>
          </table:table-cell>
          <table:table-cell table:style-name="ce13" table:formula="of:=[.C31]/([.C31]+[.D31]+[.E31])" office:value-type="float" office:value="0.731993299832496" calcext:value-type="float">
            <text:p>0.73199</text:p>
          </table:table-cell>
          <table:table-cell table:style-name="ce13" table:formula="of:=[.D31]/([.C31]+[.D31]+[.E31])" office:value-type="float" office:value="0.268006700167504" calcext:value-type="float">
            <text:p>0.26801</text:p>
          </table:table-cell>
          <table:table-cell table:formula="of:=[.B31]*[.C31]" office:value-type="float" office:value="0" calcext:value-type="float">
            <text:p>0</text:p>
          </table:table-cell>
          <table:table-cell table:formula="of:=[.B31]*[.D31]" office:value-type="float" office:value="0" calcext:value-type="float">
            <text:p>0</text:p>
          </table:table-cell>
          <table:table-cell table:formula="of:=[.B31]*[.E3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table:formula="of:=[.A31]+10" office:value-type="float" office:value="680" calcext:value-type="float">
            <text:p>680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0.0468" calcext:value-type="float">
            <text:p>0.04680</text:p>
          </table:table-cell>
          <table:table-cell table:style-name="ce14" office:value-type="float" office:value="0.017" calcext:value-type="float">
            <text:p>0.01700</text:p>
          </table:table-cell>
          <table:table-cell table:style-name="ce14" office:value-type="float" office:value="0" calcext:value-type="float">
            <text:p>0.00000</text:p>
          </table:table-cell>
          <table:table-cell table:style-name="ce13" table:formula="of:=[.C32]/([.C32]+[.D32]+[.E32])" office:value-type="float" office:value="0.733542319749216" calcext:value-type="float">
            <text:p>0.73354</text:p>
          </table:table-cell>
          <table:table-cell table:style-name="ce13" table:formula="of:=[.D32]/([.C32]+[.D32]+[.E32])" office:value-type="float" office:value="0.266457680250784" calcext:value-type="float">
            <text:p>0.26646</text:p>
          </table:table-cell>
          <table:table-cell table:formula="of:=[.B32]*[.C32]" office:value-type="float" office:value="0.1404" calcext:value-type="float">
            <text:p>0.1404</text:p>
          </table:table-cell>
          <table:table-cell table:formula="of:=[.B32]*[.D32]" office:value-type="float" office:value="0.051" calcext:value-type="float">
            <text:p>0.051</text:p>
          </table:table-cell>
          <table:table-cell table:formula="of:=[.B32]*[.E3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table:formula="of:=[.A32]+10" office:value-type="float" office:value="690" calcext:value-type="float">
            <text:p>690</text:p>
          </table:table-cell>
          <table:table-cell table:style-name="ce5"/>
          <table:table-cell table:style-name="ce8" office:value-type="float" office:value="0.0227" calcext:value-type="float">
            <text:p>0.02270</text:p>
          </table:table-cell>
          <table:table-cell table:style-name="ce14" office:value-type="float" office:value="0.0082" calcext:value-type="float">
            <text:p>0.00820</text:p>
          </table:table-cell>
          <table:table-cell table:style-name="ce14" office:value-type="float" office:value="0" calcext:value-type="float">
            <text:p>0.00000</text:p>
          </table:table-cell>
          <table:table-cell table:style-name="ce13" table:formula="of:=[.C33]/([.C33]+[.D33]+[.E33])" office:value-type="float" office:value="0.73462783171521" calcext:value-type="float">
            <text:p>0.73463</text:p>
          </table:table-cell>
          <table:table-cell table:style-name="ce13" table:formula="of:=[.D33]/([.C33]+[.D33]+[.E33])" office:value-type="float" office:value="0.26537216828479" calcext:value-type="float">
            <text:p>0.26537</text:p>
          </table:table-cell>
          <table:table-cell table:formula="of:=[.B33]*[.C33]" office:value-type="float" office:value="0" calcext:value-type="float">
            <text:p>0</text:p>
          </table:table-cell>
          <table:table-cell table:formula="of:=[.B33]*[.D33]" office:value-type="float" office:value="0" calcext:value-type="float">
            <text:p>0</text:p>
          </table:table-cell>
          <table:table-cell table:formula="of:=[.B33]*[.E3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table:formula="of:=[.A33]+10" office:value-type="float" office:value="700" calcext:value-type="float">
            <text:p>700</text:p>
          </table:table-cell>
          <table:table-cell table:style-name="ce5"/>
          <table:table-cell table:style-name="ce8" office:value-type="float" office:value="0.0114" calcext:value-type="float">
            <text:p>0.01140</text:p>
          </table:table-cell>
          <table:table-cell table:style-name="ce14" office:value-type="float" office:value="0.0041" calcext:value-type="float">
            <text:p>0.00410</text:p>
          </table:table-cell>
          <table:table-cell table:style-name="ce14" office:value-type="float" office:value="0" calcext:value-type="float">
            <text:p>0.00000</text:p>
          </table:table-cell>
          <table:table-cell table:style-name="ce13" table:formula="of:=[.C34]/([.C34]+[.D34]+[.E34])" office:value-type="float" office:value="0.735483870967742" calcext:value-type="float">
            <text:p>0.73548</text:p>
          </table:table-cell>
          <table:table-cell table:style-name="ce13" table:formula="of:=[.D34]/([.C34]+[.D34]+[.E34])" office:value-type="float" office:value="0.264516129032258" calcext:value-type="float">
            <text:p>0.26452</text:p>
          </table:table-cell>
          <table:table-cell table:formula="of:=[.B34]*[.C34]" office:value-type="float" office:value="0" calcext:value-type="float">
            <text:p>0</text:p>
          </table:table-cell>
          <table:table-cell table:formula="of:=[.B34]*[.D34]" office:value-type="float" office:value="0" calcext:value-type="float">
            <text:p>0</text:p>
          </table:table-cell>
          <table:table-cell table:formula="of:=[.B34]*[.E3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table:formula="of:=[.A34]+10" office:value-type="float" office:value="710" calcext:value-type="float">
            <text:p>710</text:p>
          </table:table-cell>
          <table:table-cell table:style-name="ce5"/>
          <table:table-cell table:style-name="ce8" office:value-type="float" office:value="0.0058" calcext:value-type="float">
            <text:p>0.00580</text:p>
          </table:table-cell>
          <table:table-cell table:style-name="ce14" office:value-type="float" office:value="0.0021" calcext:value-type="float">
            <text:p>0.00210</text:p>
          </table:table-cell>
          <table:table-cell table:style-name="ce14" office:value-type="float" office:value="0" calcext:value-type="float">
            <text:p>0.00000</text:p>
          </table:table-cell>
          <table:table-cell table:style-name="ce13" table:formula="of:=[.C35]/([.C35]+[.D35]+[.E35])" office:value-type="float" office:value="0.734177215189873" calcext:value-type="float">
            <text:p>0.73418</text:p>
          </table:table-cell>
          <table:table-cell table:style-name="ce13" table:formula="of:=[.D35]/([.C35]+[.D35]+[.E35])" office:value-type="float" office:value="0.265822784810127" calcext:value-type="float">
            <text:p>0.26582</text:p>
          </table:table-cell>
          <table:table-cell table:formula="of:=[.B35]*[.C35]" office:value-type="float" office:value="0" calcext:value-type="float">
            <text:p>0</text:p>
          </table:table-cell>
          <table:table-cell table:formula="of:=[.B35]*[.D35]" office:value-type="float" office:value="0" calcext:value-type="float">
            <text:p>0</text:p>
          </table:table-cell>
          <table:table-cell table:formula="of:=[.B35]*[.E3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table:formula="of:=[.A35]+10" office:value-type="float" office:value="720" calcext:value-type="float">
            <text:p>720</text:p>
          </table:table-cell>
          <table:table-cell table:style-name="ce5"/>
          <table:table-cell table:style-name="ce8" office:value-type="float" office:value="0.0029" calcext:value-type="float">
            <text:p>0.00290</text:p>
          </table:table-cell>
          <table:table-cell table:style-name="ce14" office:value-type="float" office:value="0.00105" calcext:value-type="float">
            <text:p>0.00105</text:p>
          </table:table-cell>
          <table:table-cell table:style-name="ce14" office:value-type="float" office:value="0" calcext:value-type="float">
            <text:p>0.00000</text:p>
          </table:table-cell>
          <table:table-cell table:style-name="ce13" table:formula="of:=[.C36]/([.C36]+[.D36]+[.E36])" office:value-type="float" office:value="0.734177215189873" calcext:value-type="float">
            <text:p>0.73418</text:p>
          </table:table-cell>
          <table:table-cell table:style-name="ce13" table:formula="of:=[.D36]/([.C36]+[.D36]+[.E36])" office:value-type="float" office:value="0.265822784810127" calcext:value-type="float">
            <text:p>0.26582</text:p>
          </table:table-cell>
          <table:table-cell table:formula="of:=[.B36]*[.C36]" office:value-type="float" office:value="0" calcext:value-type="float">
            <text:p>0</text:p>
          </table:table-cell>
          <table:table-cell table:formula="of:=[.B36]*[.D36]" office:value-type="float" office:value="0" calcext:value-type="float">
            <text:p>0</text:p>
          </table:table-cell>
          <table:table-cell table:formula="of:=[.B36]*[.E3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table:formula="of:=[.A36]+10" office:value-type="float" office:value="730" calcext:value-type="float">
            <text:p>730</text:p>
          </table:table-cell>
          <table:table-cell table:style-name="ce5"/>
          <table:table-cell table:style-name="ce8" office:value-type="float" office:value="0.0014" calcext:value-type="float">
            <text:p>0.00140</text:p>
          </table:table-cell>
          <table:table-cell table:style-name="ce14" office:value-type="float" office:value="0.00052" calcext:value-type="float">
            <text:p>0.00052</text:p>
          </table:table-cell>
          <table:table-cell table:style-name="ce14" office:value-type="float" office:value="0" calcext:value-type="float">
            <text:p>0.00000</text:p>
          </table:table-cell>
          <table:table-cell table:style-name="ce13" table:formula="of:=[.C37]/([.C37]+[.D37]+[.E37])" office:value-type="float" office:value="0.729166666666667" calcext:value-type="float">
            <text:p>0.72917</text:p>
          </table:table-cell>
          <table:table-cell table:style-name="ce13" table:formula="of:=[.D37]/([.C37]+[.D37]+[.E37])" office:value-type="float" office:value="0.270833333333333" calcext:value-type="float">
            <text:p>0.27083</text:p>
          </table:table-cell>
          <table:table-cell table:formula="of:=[.B37]*[.C37]" office:value-type="float" office:value="0" calcext:value-type="float">
            <text:p>0</text:p>
          </table:table-cell>
          <table:table-cell table:formula="of:=[.B37]*[.D37]" office:value-type="float" office:value="0" calcext:value-type="float">
            <text:p>0</text:p>
          </table:table-cell>
          <table:table-cell table:formula="of:=[.B37]*[.E3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table:formula="of:=[.A37]+10" office:value-type="float" office:value="740" calcext:value-type="float">
            <text:p>740</text:p>
          </table:table-cell>
          <table:table-cell table:style-name="ce5"/>
          <table:table-cell table:style-name="ce8" office:value-type="float" office:value="0.0007" calcext:value-type="float">
            <text:p>0.00070</text:p>
          </table:table-cell>
          <table:table-cell table:style-name="ce14" office:value-type="float" office:value="0.00025" calcext:value-type="float">
            <text:p>0.00025</text:p>
          </table:table-cell>
          <table:table-cell table:style-name="ce14" office:value-type="float" office:value="0" calcext:value-type="float">
            <text:p>0.00000</text:p>
          </table:table-cell>
          <table:table-cell table:style-name="ce13" table:formula="of:=[.C38]/([.C38]+[.D38]+[.E38])" office:value-type="float" office:value="0.736842105263158" calcext:value-type="float">
            <text:p>0.73684</text:p>
          </table:table-cell>
          <table:table-cell table:style-name="ce13" table:formula="of:=[.D38]/([.C38]+[.D38]+[.E38])" office:value-type="float" office:value="0.263157894736842" calcext:value-type="float">
            <text:p>0.26316</text:p>
          </table:table-cell>
          <table:table-cell table:formula="of:=[.B38]*[.C38]" office:value-type="float" office:value="0" calcext:value-type="float">
            <text:p>0</text:p>
          </table:table-cell>
          <table:table-cell table:formula="of:=[.B38]*[.D38]" office:value-type="float" office:value="0" calcext:value-type="float">
            <text:p>0</text:p>
          </table:table-cell>
          <table:table-cell table:formula="of:=[.B38]*[.E3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table:formula="of:=[.A38]+10" office:value-type="float" office:value="750" calcext:value-type="float">
            <text:p>750</text:p>
          </table:table-cell>
          <table:table-cell table:style-name="ce5"/>
          <table:table-cell table:style-name="ce8" office:value-type="float" office:value="0.0003" calcext:value-type="float">
            <text:p>0.00030</text:p>
          </table:table-cell>
          <table:table-cell table:style-name="ce14" office:value-type="float" office:value="0.00012" calcext:value-type="float">
            <text:p>0.00012</text:p>
          </table:table-cell>
          <table:table-cell table:style-name="ce14" office:value-type="float" office:value="0" calcext:value-type="float">
            <text:p>0.00000</text:p>
          </table:table-cell>
          <table:table-cell table:style-name="ce13" table:formula="of:=[.C39]/([.C39]+[.D39]+[.E39])" office:value-type="float" office:value="0.714285714285714" calcext:value-type="float">
            <text:p>0.71429</text:p>
          </table:table-cell>
          <table:table-cell table:style-name="ce13" table:formula="of:=[.D39]/([.C39]+[.D39]+[.E39])" office:value-type="float" office:value="0.285714285714286" calcext:value-type="float">
            <text:p>0.28571</text:p>
          </table:table-cell>
          <table:table-cell table:formula="of:=[.B39]*[.C39]" office:value-type="float" office:value="0" calcext:value-type="float">
            <text:p>0</text:p>
          </table:table-cell>
          <table:table-cell table:formula="of:=[.B39]*[.D39]" office:value-type="float" office:value="0" calcext:value-type="float">
            <text:p>0</text:p>
          </table:table-cell>
          <table:table-cell table:formula="of:=[.B39]*[.E3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table:formula="of:=[.A39]+10" office:value-type="float" office:value="760" calcext:value-type="float">
            <text:p>760</text:p>
          </table:table-cell>
          <table:table-cell table:style-name="ce5"/>
          <table:table-cell table:style-name="ce8" office:value-type="float" office:value="0.0002" calcext:value-type="float">
            <text:p>0.00020</text:p>
          </table:table-cell>
          <table:table-cell table:style-name="ce14" office:value-type="float" office:value="0.00006" calcext:value-type="float">
            <text:p>0.00006</text:p>
          </table:table-cell>
          <table:table-cell table:style-name="ce14" office:value-type="float" office:value="0" calcext:value-type="float">
            <text:p>0.00000</text:p>
          </table:table-cell>
          <table:table-cell table:style-name="ce13" table:formula="of:=[.C40]/([.C40]+[.D40]+[.E40])" office:value-type="float" office:value="0.769230769230769" calcext:value-type="float">
            <text:p>0.76923</text:p>
          </table:table-cell>
          <table:table-cell table:style-name="ce13" table:formula="of:=[.D40]/([.C40]+[.D40]+[.E40])" office:value-type="float" office:value="0.230769230769231" calcext:value-type="float">
            <text:p>0.23077</text:p>
          </table:table-cell>
          <table:table-cell table:formula="of:=[.B40]*[.C40]" office:value-type="float" office:value="0" calcext:value-type="float">
            <text:p>0</text:p>
          </table:table-cell>
          <table:table-cell table:formula="of:=[.B40]*[.D40]" office:value-type="float" office:value="0" calcext:value-type="float">
            <text:p>0</text:p>
          </table:table-cell>
          <table:table-cell table:formula="of:=[.B40]*[.E4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5"/>
          <table:table-cell table:style-name="ce8"/>
          <table:table-cell table:style-name="ce14" table:number-columns-repeated="2"/>
          <table:table-cell table:style-name="ce13" table:number-columns-repeated="2"/>
          <table:table-cell table:number-columns-repeated="1017"/>
        </table:table-row>
        <table:table-row table:style-name="ro4">
          <table:table-cell table:number-columns-repeated="2"/>
          <table:table-cell table:style-name="ce8"/>
          <table:table-cell table:style-name="ce14" table:number-columns-repeated="2"/>
          <table:table-cell table:style-name="ce13" table:number-columns-repeated="2"/>
          <table:table-cell table:number-columns-repeated="1017"/>
        </table:table-row>
        <table:table-row table:style-name="ro5">
          <table:table-cell table:number-columns-repeated="2"/>
          <table:table-cell table:style-name="ce9" table:number-columns-repeated="5"/>
          <table:table-cell table:formula="of:=SUM([.H2:.H42])" office:value-type="float" office:value="3.17765" calcext:value-type="float">
            <text:p>3.17765</text:p>
          </table:table-cell>
          <table:table-cell table:formula="of:=SUM([.I2:.I42])" office:value-type="float" office:value="2.9705" calcext:value-type="float">
            <text:p>2.9705</text:p>
          </table:table-cell>
          <table:table-cell table:formula="of:=SUM([.J2:.J41])" office:value-type="float" office:value="6.289" calcext:value-type="float">
            <text:p>6.289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ce9" table:number-columns-repeated="5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y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9" table:number-columns-repeated="5"/>
          <table:table-cell table:formula="of:=[.H43]/([.H43]+[.I43]+[.J43]+1E-031)" office:value-type="float" office:value="0.255496637091295" calcext:value-type="float">
            <text:p>0.2554966371</text:p>
          </table:table-cell>
          <table:table-cell table:formula="of:=[.I43]/([.H43]+[.I43]+[.J43]+1E-031)" office:value-type="float" office:value="0.238840892005001" calcext:value-type="float">
            <text:p>0.238840892</text:p>
          </table:table-cell>
          <table:table-cell table:number-columns-repeated="1015"/>
        </table:table-row>
        <table:table-row table:style-name="ro5" table:number-rows-repeated="147">
          <table:table-cell table:number-columns-repeated="2"/>
          <table:table-cell table:style-name="ce9" table:number-columns-repeated="5"/>
          <table:table-cell table:number-columns-repeated="1017"/>
        </table:table-row>
        <table:table-row table:style-name="ro5" table:number-rows-repeated="148">
          <table:table-cell table:number-columns-repeated="2"/>
          <table:table-cell table:style-name="ce10" table:number-columns-repeated="5"/>
          <table:table-cell table:number-columns-repeated="1017"/>
        </table:table-row>
        <table:table-row table:style-name="ro5" table:number-rows-repeated="104823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lan2" table:style-name="ta2">
        <office:forms form:automatic-focus="false" form:apply-design-mode="false"/>
        <table:table-column table:style-name="co9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lan3" table:style-name="ta3">
        <office:forms form:automatic-focus="false" form:apply-design-mode="false"/>
        <table:table-column table:style-name="co9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" svg:font-family="Arial"/>
    <style:font-face style:name="Goudy Old Style" svg:font-family="'Goudy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21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23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R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R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R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text>Sim</number:text>
    </number:number-style>
    <number:number-style style:name="N133P1" style:volatile="true">
      <number:text>Sim</number:text>
    </number:number-style>
    <number:number-style style:name="N133">
      <number:text>Não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Verdadeiro</number:text>
    </number:number-style>
    <number:number-style style:name="N134P1" style:volatile="true">
      <number:text>Verdadeiro</number:text>
    </number:number-style>
    <number:number-style style:name="N134">
      <number:text>Falso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Ativar</number:text>
    </number:number-style>
    <number:number-style style:name="N135P1" style:volatile="true">
      <number:text>Ativar</number:text>
    </number:number-style>
    <number:number-style style:name="N135">
      <number:text>Desativar</number:text>
      <style:map style:condition="value()&gt;0" style:apply-style-name="N135P0"/>
      <style:map style:condition="value()&lt;0" style:apply-style-name="N135P1"/>
    </number:number-style>
    <number:number-style style:name="N136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7">
      <number:number number:decimal-places="4" loext:min-decimal-places="4" number:min-integer-digits="1"/>
    </number:number-style>
    <number:number-style style:name="N138">
      <number:number number:decimal-places="5" loext:min-decimal-places="5" number:min-integer-digits="1"/>
    </number:number-style>
    <number:number-style style:name="N139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lorimetria CIE 1931</dc:title>
    <dc:subject>PTC2547 - 2004</dc:subject>
    <meta:initial-creator>Guido Stolfi</meta:initial-creator>
    <meta:creation-date>2004-04-06T15:57:19</meta:creation-date>
    <dc:date>2019-01-30T20:57:23.125461031</dc:date>
    <meta:editing-duration>PT3M25S</meta:editing-duration>
    <meta:editing-cycles>1</meta:editing-cycles>
    <meta:document-statistic meta:table-count="3" meta:cell-count="369" meta:object-count="6"/>
    <meta:generator>LibreOffice/5.1.6.2$Linux_X86_64 LibreOffice_project/10m0$Build-2</meta:generator>
  </office:meta>
</office:document-meta>
</file>

<file path=Object 1/content.xml><?xml version="1.0" encoding="utf-8"?>
<math xmlns="http://www.w3.org/1998/Math/MathML" display="block">
  <semantics>
    <mrow>
      <mstyle mathsize="12pt">
        <mrow>
          <mover accent="true">
            <mi>x</mi>
            <mo stretchy="false">¯</mo>
          </mover>
          <mo stretchy="false">(</mo>
          <mi>λ</mi>
          <mo stretchy="false">)</mo>
        </mrow>
      </mstyle>
      <mrow/>
    </mrow>
    <annotation encoding="StarMath 5.0"> size 12{ { bar  {x}} \( λ \) } {}</annotation>
  </semantics>
</math>
</file>

<file path=Object 2/content.xml><?xml version="1.0" encoding="utf-8"?>
<math xmlns="http://www.w3.org/1998/Math/MathML" display="block">
  <semantics>
    <mrow>
      <mstyle mathsize="12pt">
        <mrow>
          <mover accent="true">
            <mi>y</mi>
            <mo stretchy="false">¯</mo>
          </mover>
          <mo stretchy="false">(</mo>
          <mi>λ</mi>
          <mo stretchy="false">)</mo>
        </mrow>
      </mstyle>
      <mrow/>
    </mrow>
    <annotation encoding="StarMath 5.0"> size 12{ { bar  {y}} \( λ \) } {}</annotation>
  </semantics>
</math>
</file>

<file path=Object 3/content.xml><?xml version="1.0" encoding="utf-8"?>
<math xmlns="http://www.w3.org/1998/Math/MathML" display="block">
  <semantics>
    <mrow>
      <mstyle mathsize="12pt">
        <mrow>
          <mover accent="true">
            <mi>z</mi>
            <mo stretchy="false">¯</mo>
          </mover>
          <mo stretchy="false">(</mo>
          <mi>λ</mi>
          <mo stretchy="false">)</mo>
        </mrow>
      </mstyle>
      <mrow/>
    </mrow>
    <annotation encoding="StarMath 5.0"> size 12{ { bar  {z}} \( λ \) } {}</annotation>
  </semantics>
</math>
</file>

<file path=Object 4/content.xml><?xml version="1.0" encoding="utf-8"?>
<math xmlns="http://www.w3.org/1998/Math/MathML" display="block">
  <semantics>
    <mrow>
      <mstyle mathsize="12pt">
        <mrow>
          <mi>x</mi>
          <mo stretchy="false">(</mo>
          <mi>λ</mi>
          <mo stretchy="false">)</mo>
        </mrow>
      </mstyle>
      <mrow/>
    </mrow>
    <annotation encoding="StarMath 5.0"> size 12{x \( λ \) } {}</annotation>
  </semantics>
</math>
</file>

<file path=Object 5/content.xml><?xml version="1.0" encoding="utf-8"?>
<math xmlns="http://www.w3.org/1998/Math/MathML" display="block">
  <semantics>
    <mrow>
      <mstyle mathsize="12pt">
        <mrow>
          <mi>y</mi>
          <mo stretchy="false">(</mo>
          <mi>λ</mi>
          <mo stretchy="false">)</mo>
        </mrow>
      </mstyle>
      <mrow/>
    </mrow>
    <annotation encoding="StarMath 5.0"> size 12{y \( λ \) } {}</annotation>
  </semantics>
</math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3c3c3c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minimum="0" chart:maximum="0.8" chart:interval-major="0.1" chart:interval-minor-divisor="2" chart:reverse-direction="false" text:line-break="false" loext:try-staggering-first="false" chart:link-data-style-to-source="true" chart:axis-position="0" chart:tick-mark-position="at-axis"/>
      <style:graphic-properties svg:stroke-color="#3c3c3c"/>
      <style:text-properties fo:color="#3c3c3c" fo:font-family="Arial" fo:font-size="10pt" style:font-size-asian="10pt" style:font-size-complex="10pt"/>
    </style:style>
    <style:style style:name="ch4" style:family="chart">
      <style:graphic-properties svg:stroke-color="#3c3c3c"/>
    </style:style>
    <style:style style:name="ch5" style:family="chart" style:data-style-name="N0">
      <style:chart-properties chart:display-label="true" chart:logarithmic="false" chart:minimum="0" chart:maximum="0.9" chart:interval-major="0.1" chart:interval-minor-divisor="5" chart:reverse-direction="false" text:line-break="false" loext:try-staggering-first="false" chart:link-data-style-to-source="true" chart:axis-position="0" chart:tick-mark-position="at-axis"/>
      <style:graphic-properties svg:stroke-color="#3c3c3c"/>
      <style:text-properties fo:color="#3c3c3c" fo:font-family="Arial" fo:font-size="10pt" style:font-size-asian="10pt" style:font-size-complex="10pt"/>
    </style:style>
    <style:style style:name="ch6" style:family="chart" style:data-style-name="N0">
      <style:chart-properties chart:symbol-type="named-symbol" chart:symbol-name="circle" chart:symbol-width="0.105cm" chart:symbol-height="0.105cm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76cm" chart:symbol-height="0.176cm" chart:link-data-style-to-source="true" chart:data-label-number="value" chart:data-label-text="false" chart:data-label-symbol="false" chart:label-position="right">
        <chart:label-separator>
          <text:p><text:line-break/></text:p>
        </chart:label-separator>
      </style:chart-properties>
      <style:graphic-properties svg:stroke-width="0.035cm" svg:stroke-color="#ff00ff" draw:fill-color="#ff00ff"/>
      <style:text-properties fo:color="#3c3c3c" fo:font-family="Arial" fo:font-size="10pt" style:font-size-asian="10pt" style:font-size-complex="10pt"/>
    </style:style>
    <style:style style:name="ch8" style:family="chart">
      <style:graphic-properties draw:stroke="solid" svg:stroke-width="0.035cm" svg:stroke-color="#808080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0.804cm" svg:height="9.039cm" xlink:href=".." xlink:type="simple" chart:class="chart:scatter" chart:style-name="ch1">
        <chart:plot-area chart:style-name="ch2" table:cell-range-address="Plan1.F2:Plan1.G340 Plan1.G1:Plan1.G1 Plan1.I45:Plan1.I45" chart:data-source-has-labels="row" svg:x="0.216cm" svg:y="0.18cm" svg:width="10.372cm" svg:height="8.679cm">
          <chartooo:coordinate-region svg:x="0.943cm" svg:y="0.38cm" svg:width="9.405cm" svg:height="7.832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Plan1.G2:Plan1.G340" chart:label-cell-address="Plan1.G1:Plan1.G1" chart:class="chart:scatter">
            <chart:domain table:cell-range-address="Plan1.F2:Plan1.F340"/>
            <chart:data-point chart:repeated="339"/>
          </chart:series>
          <chart:series chart:style-name="ch7" chart:values-cell-range-address="Plan1.I45:Plan1.I45" loext:label-string="&quot;X&quot;" chart:class="chart:scatter">
            <chart:domain table:cell-range-address="Plan1.H45:Plan1.H45"/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/>
                <draw:g>
                  <svg:desc>Plan1.G1:Plan1.G1</svg:desc>
                </draw:g>
              </table:table-cell>
              <table:table-cell office:value-type="string">
                <text:p/>
              </table:table-cell>
              <table:table-cell office:value-type="string">
                <text:p>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7632241813602">
                <text:p>0.17632241813602</text:p>
                <draw:g>
                  <svg:desc>Plan1.F2:Plan1.F340</svg:desc>
                </draw:g>
              </table:table-cell>
              <table:table-cell office:value-type="float" office:value="0.00503778337531486">
                <text:p>0.00503778337531486</text:p>
                <draw:g>
                  <svg:desc>Plan1.G2:Plan1.G340</svg:desc>
                </draw:g>
              </table:table-cell>
              <table:table-cell office:value-type="float" office:value="0.255496637091295">
                <text:p>0.255496637091295</text:p>
                <draw:g>
                  <svg:desc>Plan1.H45:Plan1.H45</svg:desc>
                </draw:g>
              </table:table-cell>
              <table:table-cell office:value-type="float" office:value="0.238840892005001">
                <text:p>0.238840892005001</text:p>
                <draw:g>
                  <svg:desc>Plan1.I45:Plan1.I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1990171990172">
                <text:p>0.171990171990172</text:p>
              </table:table-cell>
              <table:table-cell office:value-type="float" office:value="0.00491400491400491">
                <text:p>0.00491400491400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3123486682809">
                <text:p>0.173123486682809</text:p>
              </table:table-cell>
              <table:table-cell office:value-type="float" office:value="0.00484261501210654">
                <text:p>0.00484261501210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2550575168584">
                <text:p>0.172550575168584</text:p>
              </table:table-cell>
              <table:table-cell office:value-type="float" office:value="0.00476001586671956">
                <text:p>0.00476001586671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1428571428571">
                <text:p>0.171428571428571</text:p>
              </table:table-cell>
              <table:table-cell office:value-type="float" office:value="0.00510204081632653">
                <text:p>0.00510204081632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8877520670989">
                <text:p>0.168877520670989</text:p>
              </table:table-cell>
              <table:table-cell office:value-type="float" office:value="0.00690024388793052">
                <text:p>0.00690024388793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4416540785498">
                <text:p>0.164416540785498</text:p>
              </table:table-cell>
              <table:table-cell office:value-type="float" office:value="0.010857250755287">
                <text:p>0.010857250755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6641662395751">
                <text:p>0.156641662395751</text:p>
              </table:table-cell>
              <table:table-cell office:value-type="float" office:value="0.0177048874807809">
                <text:p>0.0177048874807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3960396039604">
                <text:p>0.143960396039604</text:p>
              </table:table-cell>
              <table:table-cell office:value-type="float" office:value="0.0297029702970297">
                <text:p>0.0297029702970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24142312579415">
                <text:p>0.124142312579415</text:p>
              </table:table-cell>
              <table:table-cell office:value-type="float" office:value="0.0578144853875476">
                <text:p>0.0578144853875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12562046582665">
                <text:p>0.0912562046582665</text:p>
              </table:table-cell>
              <table:table-cell office:value-type="float" office:value="0.132684230622375">
                <text:p>0.132684230622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3771979580261">
                <text:p>0.0453771979580261</text:p>
              </table:table-cell>
              <table:table-cell office:value-type="float" office:value="0.294951786727169">
                <text:p>0.294951786727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816802800466744">
                <text:p>0.00816802800466744</text:p>
              </table:table-cell>
              <table:table-cell office:value-type="float" office:value="0.538423070511752">
                <text:p>0.538423070511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38702460850112">
                <text:p>0.0138702460850112</text:p>
              </table:table-cell>
              <table:table-cell office:value-type="float" office:value="0.750186428038777">
                <text:p>0.750186428038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43394010569583">
                <text:p>0.0743394010569583</text:p>
              </table:table-cell>
              <table:table-cell office:value-type="float" office:value="0.833822665883734">
                <text:p>0.833822665883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4716275591287">
                <text:p>0.154716275591287</text:p>
              </table:table-cell>
              <table:table-cell office:value-type="float" office:value="0.805833411236795">
                <text:p>0.805833411236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2961967264964">
                <text:p>0.22961967264964</text:p>
              </table:table-cell>
              <table:table-cell office:value-type="float" office:value="0.754329089902744">
                <text:p>0.754329089902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02065224949586">
                <text:p>0.302065224949586</text:p>
              </table:table-cell>
              <table:table-cell office:value-type="float" office:value="0.691885126208191">
                <text:p>0.691885126208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73101543868457">
                <text:p>0.373101543868457</text:p>
              </table:table-cell>
              <table:table-cell office:value-type="float" office:value="0.624450859796661">
                <text:p>0.624450859796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44062463582333">
                <text:p>0.444062463582333</text:p>
              </table:table-cell>
              <table:table-cell office:value-type="float" office:value="0.55471390280853">
                <text:p>0.55471390280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12472035794183">
                <text:p>0.512472035794183</text:p>
              </table:table-cell>
              <table:table-cell office:value-type="float" office:value="0.486577181208054">
                <text:p>0.486577181208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75151311365165">
                <text:p>0.575151311365165</text:p>
              </table:table-cell>
              <table:table-cell office:value-type="float" office:value="0.424232234924905">
                <text:p>0.424232234924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27036599763872">
                <text:p>0.627036599763872</text:p>
              </table:table-cell>
              <table:table-cell office:value-type="float" office:value="0.372491145218418">
                <text:p>0.372491145218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65781260375855">
                <text:p>0.665781260375855</text:p>
              </table:table-cell>
              <table:table-cell office:value-type="float" office:value="0.334019523208712">
                <text:p>0.334019523208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91485917772742">
                <text:p>0.691485917772742</text:p>
              </table:table-cell>
              <table:table-cell office:value-type="float" office:value="0.308352217546131">
                <text:p>0.308352217546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07956799647344">
                <text:p>0.707956799647344</text:p>
              </table:table-cell>
              <table:table-cell office:value-type="float" office:value="0.292043200352656">
                <text:p>0.292043200352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19056028254937">
                <text:p>0.719056028254937</text:p>
              </table:table-cell>
              <table:table-cell office:value-type="float" office:value="0.280943971745063">
                <text:p>0.280943971745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25992317541613">
                <text:p>0.725992317541613</text:p>
              </table:table-cell>
              <table:table-cell office:value-type="float" office:value="0.274007682458387">
                <text:p>0.274007682458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29969012837539">
                <text:p>0.729969012837539</text:p>
              </table:table-cell>
              <table:table-cell office:value-type="float" office:value="0.270030987162461">
                <text:p>0.270030987162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31993299832496">
                <text:p>0.731993299832496</text:p>
              </table:table-cell>
              <table:table-cell office:value-type="float" office:value="0.268006700167504">
                <text:p>0.268006700167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33542319749216">
                <text:p>0.733542319749216</text:p>
              </table:table-cell>
              <table:table-cell office:value-type="float" office:value="0.266457680250784">
                <text:p>0.266457680250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3462783171521">
                <text:p>0.73462783171521</text:p>
              </table:table-cell>
              <table:table-cell office:value-type="float" office:value="0.26537216828479">
                <text:p>0.26537216828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35483870967742">
                <text:p>0.735483870967742</text:p>
              </table:table-cell>
              <table:table-cell office:value-type="float" office:value="0.264516129032258">
                <text:p>0.264516129032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34177215189873">
                <text:p>0.734177215189873</text:p>
              </table:table-cell>
              <table:table-cell office:value-type="float" office:value="0.265822784810127">
                <text:p>0.265822784810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34177215189873">
                <text:p>0.734177215189873</text:p>
              </table:table-cell>
              <table:table-cell office:value-type="float" office:value="0.265822784810127">
                <text:p>0.265822784810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29166666666667">
                <text:p>0.729166666666667</text:p>
              </table:table-cell>
              <table:table-cell office:value-type="float" office:value="0.270833333333333">
                <text:p>0.2708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36842105263158">
                <text:p>0.736842105263158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